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/>
      <style:text-properties style:font-name="Tahoma" fo:font-size="20pt" style:font-size-asian="20pt" style:font-name-complex="Tahoma" style:font-size-complex="20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4" style:family="paragraph" style:parent-style-name="Standard">
      <style:text-properties style:font-name="Tahoma" fo:font-weight="bold" style:font-weight-asian="bold" style:font-name-complex="Tahoma" style:font-weight-complex="bold"/>
    </style:style>
    <style:style style:name="P5" style:family="paragraph" style:parent-style-name="Standard" style:list-style-name="L1">
      <style:text-properties style:font-name="Tahoma" fo:font-size="9pt" fo:font-weight="bold" style:font-size-asian="9pt" style:font-weight-asian="bold" style:font-name-complex="Tahoma" style:font-size-complex="9pt"/>
    </style:style>
    <style:style style:name="P6" style:family="paragraph" style:parent-style-name="Standard" style:list-style-name="L1">
      <style:text-properties style:font-name="Tahoma" fo:font-size="9pt" fo:font-weight="normal" style:font-size-asian="9pt" style:font-weight-asian="normal" style:font-name-complex="Tahoma" style:font-size-complex="9pt" style:font-weight-complex="normal"/>
    </style:style>
    <style:style style:name="P7" style:family="paragraph" style:parent-style-name="Standard" style:list-style-name="L1">
      <style:text-properties fo:font-size="9pt" style:font-size-asian="9pt" style:font-size-complex="9pt"/>
    </style:style>
    <style:style style:name="P8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text-properties style:font-name="Tahoma" fo:font-weight="bold" style:font-weight-asian="bold" style:font-name-complex="Tahoma"/>
    </style:style>
    <style:style style:name="P10" style:family="paragraph" style:parent-style-name="Standard" style:list-style-name="WW8Num6">
      <style:text-properties style:font-name="Tahoma" fo:font-size="9pt" fo:font-weight="bold" style:font-size-asian="9pt" style:font-weight-asian="bold" style:font-name-complex="Tahoma" style:font-size-complex="9pt"/>
    </style:style>
    <style:style style:name="P11" style:family="paragraph" style:parent-style-name="Standard" style:list-style-name="WW8Num6">
      <style:text-properties style:font-name="Tahoma" fo:font-size="9pt" fo:font-weight="bold" style:font-size-asian="9pt" style:font-weight-asian="bold" style:font-name-complex="Tahoma" style:font-size-complex="9pt" style:font-weight-complex="bold"/>
    </style:style>
    <style:style style:name="P12" style:family="paragraph" style:parent-style-name="Standard" style:list-style-name="WW8Num6">
      <style:text-properties style:font-name="Tahoma" fo:font-size="9pt" fo:font-weight="normal" style:font-size-asian="9pt" style:font-weight-asian="normal" style:font-name-complex="Tahoma" style:font-size-complex="9pt" style:font-weight-complex="normal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14" style:family="paragraph" style:parent-style-name="Standard" style:list-style-name="L2">
      <style:paragraph-properties fo:margin-left="-0.5in" fo:margin-right="0in" fo:text-indent="0in" style:auto-text-indent="false"/>
      <style:text-properties style:font-name="Tahoma" fo:font-size="9pt" fo:font-weight="normal" style:font-size-asian="9pt" style:font-weight-asian="normal" style:font-name-complex="Tahoma" style:font-size-complex="9pt" style:font-weight-complex="normal"/>
    </style:style>
    <style:style style:name="P15" style:family="paragraph" style:parent-style-name="Standard"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6" style:family="paragraph" style:parent-style-name="Standard" style:list-style-name="WW8Num6">
      <style:text-properties fo:font-size="9pt" style:font-size-asian="9pt" style:font-size-complex="9pt"/>
    </style:style>
    <style:style style:name="P17" style:family="paragraph" style:parent-style-name="Standard">
      <style:text-properties style:font-name="Tahoma" style:font-name-complex="Tahoma"/>
    </style:style>
    <style:style style:name="P18" style:family="paragraph" style:parent-style-name="Standard" style:list-style-name="WW8Num3">
      <style:text-properties style:font-name="Tahoma" fo:font-size="9pt" fo:font-weight="bold" style:font-size-asian="9pt" style:font-weight-asian="bold" style:font-name-complex="Tahoma" style:font-size-complex="9pt"/>
    </style:style>
    <style:style style:name="P19" style:family="paragraph" style:parent-style-name="Standard" style:list-style-name="WW8Num3">
      <style:text-properties fo:font-size="9pt" style:font-size-asian="9pt" style:font-size-complex="9pt"/>
    </style:style>
    <style:style style:name="P20" style:family="paragraph" style:parent-style-name="Standard" style:list-style-name="WW8Num4">
      <style:text-properties style:font-name="Tahoma" fo:font-size="9pt" style:font-size-asian="9pt" style:font-name-complex="Tahoma" style:font-size-complex="9pt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 style:parent-style-name="Internet_20_link">
      <style:text-properties style:font-name="Tahoma" fo:font-size="10pt" style:font-size-asian="10pt" style:font-name-complex="Tahoma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ahoma" fo:font-weight="bold" style:font-weight-asian="bold" style:font-name-complex="Tahoma"/>
    </style:style>
    <style:style style:name="T5" style:family="text">
      <style:text-properties style:font-name="Tahoma" fo:font-weight="normal" style:font-weight-asian="normal" style:font-name-complex="Tahoma" style:font-weight-complex="normal"/>
    </style:style>
    <style:style style:name="T6" style:family="text">
      <style:text-properties style:font-name="Tahoma" style:font-name-complex="Tahoma"/>
    </style:style>
    <style:style style:name="T7" style:family="text">
      <style:text-properties style:font-name="Tahoma" fo:font-weight="bold" style:font-weight-asian="bold" style:font-name-complex="Tahoma" style:font-weight-complex="bold"/>
    </style:style>
    <style:style style:name="T8" style:family="text">
      <style:text-properties style:font-name="Tahoma" fo:font-weight="normal" style:font-weight-asian="normal" style:font-name-complex="Tahoma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3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els Joubert</text:p>
      <text:p text:style-name="P2"><text:span text:style-name="T1">Berkley, CA 94704 <text:s text:c="2"/>• <text:s text:c="2"/>(650) 823-1662 <text:s text:c="2"/>• <text:s text:c="2"/>njoubert.blogspot.com <text:s text:c="2"/>• <text:s/></text:span><text:a xlink:type="simple" xlink:href="mailto:niels@berkeley.edu"><text:span text:style-name="T2">niels@berkeley.edu</text:span></text:a></text:p>
      <text:p text:style-name="P3">‗‗‗‗‗‗‗‗‗‗‗‗‗‗‗‗‗‗‗‗‗‗‗‗‗‗‗‗‗‗‗‗‗‗‗‗‗‗‗‗‗‗‗‗‗‗‗‗‗‗‗‗‗‗‗‗‗‗‗‗‗‗‗‗‗‗‗‗‗‗‗‗‗‗‗‗‗‗‗‗‗‗‗‗‗‗</text:p>
      <text:p text:style-name="Standard"/>
      <text:p text:style-name="P4">Education</text:p>
      <text:list text:style-name="L1">
        <text:list-header>
          <text:p text:style-name="P5"/>
        </text:list-header>
        <text:list-item>
          <text:p text:style-name="P5">University of California at Berkeley<text:span text:style-name="T3">, Berkeley, CA. Cumulative GPA: 4.0</text:span></text:p>
          <text:p text:style-name="P6">B.S. in Electrical Engineering and Computer Sciences, expected graduation: 2009.</text:p>
        </text:list-item>
      </text:list>
      <text:list text:style-name="L1">
        <text:list-item text:start-value="1">
          <text:p text:style-name="P7"><text:span text:style-name="T4">Los Altos High School, Grade 12</text:span><text:span text:style-name="T5">,</text:span><text:span text:style-name="T4"> </text:span><text:span text:style-name="T5">Los Altos, CA. Graduated Valedictorian, GPA 4.0</text:span></text:p>
        </text:list-item>
        <text:list-item>
          <text:p text:style-name="P7"><text:span text:style-name="T4">Paul Roos Gymnasium, Grade 8 – 11</text:span><text:span text:style-name="T5">,</text:span><text:span text:style-name="T4"> </text:span><text:span text:style-name="T6">Stellenbosch, South Africa. Honored as best scholar 4 semesters running, Cumulative grades: 108%</text:span></text:p>
        </text:list-item>
      </text:list>
      <text:p text:style-name="P8"/>
      <text:p text:style-name="P9">Skills and Experience</text:p>
      <text:p text:style-name="P8"/>
      <text:list text:style-name="WW8Num6">
        <text:list-item text:start-value="1">
          <text:p text:style-name="P10">Web Development <text:span text:style-name="T3">using RubyOnRails, </text:span><text:span text:style-name="T3">JavaScript</text:span><text:span text:style-name="T3">, HTML, CSS, </text:span><text:span text:style-name="T3">MySQL</text:span><text:span text:style-name="T3">, AJAX, XML-RPC, REST and screen-scraping.</text:span></text:p>
        </text:list-item>
        <text:list-item>
          <text:p text:style-name="P11">Software Development <text:span text:style-name="T3">using Java5, Junit testing, CVS/Subversion, Lisp/Scheme and BASIC/Visual Basic.</text:span></text:p>
        </text:list-item>
        <text:list-item>
          <text:p text:style-name="P12"><text:span text:style-name="T3">Skilled in object-oriented, functional and MVC programming paradigms. Comfortable with data structure design and optimization, threaded programming, documentation generation and multifaceted team project design.</text:span></text:p>
        </text:list-item>
        <text:list-item>
          <text:p text:style-name="P12">Comfortable in Windows, Linux and Solaris environments using Emacs and Eclipse.</text:p>
        </text:list-item>
      </text:list>
      <text:p text:style-name="P13"/>
      <text:p text:style-name="P13">Projects</text:p>
      <text:list text:style-name="L2">
        <text:list-item>
          <text:p text:style-name="P14">Web-based portal and organizational site for Berkeley students, involving interfaces to Berkeley's academic resources and web-based </text:p>
        </text:list-item>
        <text:list-item>
          <text:p text:style-name="P14">Logical Constraint problem solver to analyze word problems.</text:p>
        </text:list-item>
        <text:list-item>
          <text:p text:style-name="P14">Particle Simulator using Quadtree data structure to enable O(log4(n)) lookup of objects, handling upwards of 10 000 datapoints in real-time graphical simulation.</text:p>
        </text:list-item>
        <text:list-item>
          <text:p text:style-name="P14">Network-enabled board game using Game Tree algorithms to implement quasi-intelligent computer player and remote playing capabilities over TCP networks.</text:p>
        </text:list-item>
        <text:list-item>
          <text:p text:style-name="P14">Software controlled robotic tripod - manipulating stepper motors using software-generated impulses translated to analog signals using custom-designed hardware.</text:p>
        </text:list-item>
      </text:list>
      <text:p text:style-name="P15"/>
      <text:p text:style-name="P9">Work Experience</text:p>
      <text:p text:style-name="P8"/>
      <text:list text:style-name="WW8Num6">
        <text:list-item text:start-value="1">
          <text:p text:style-name="P16"><text:span text:style-name="T7">The Café Table.com, Spring 2006 – present: </text:span><text:span text:style-name="T5">Co-founder of web-based startup focusing on integration of online technologies and portal services to present a unified, customizable interface for Berkeley Student's academic and social lives. (</text:span><text:a xlink:type="simple" xlink:href="http://thecafetable.com/"><text:span text:style-name="T8">http://thecafetable.com/</text:span></text:a><text:span text:style-name="T5">)</text:span></text:p>
        </text:list-item>
        <text:list-item>
          <text:p text:style-name="P11">Webmaster at Paul Roos Gymnasium, Jan 2003 – Des 2005: <text:span text:style-name="T3">Web Design team leader, responsible for upgrading website and increasing traffic 10 fold. (http://www.paulroos.co.za/)</text:span></text:p>
        </text:list-item>
        <text:list-item>
          <text:p text:style-name="P16"><text:span text:style-name="T4">UC Berkeley New Student Services, Jan 2006 – August 2006</text:span><text:span text:style-name="T6">: Cal Student Orientation counselor, responsible for facilitating and leading groups of new freshman and transfer students through several two-day programs to acquaint them with UC Berkeley.</text:span></text:p>
        </text:list-item>
        <text:list-item>
          <text:p text:style-name="P16"><text:span text:style-name="T4">TIDE Productions, Jan 2003 – Jan 2006</text:span><text:span text:style-name="T6">: Involved in 5 successful film productions, including production of a DVD that was recently used for the successful application to the position of Conductor at the Vancouver Conservatoire.</text:span></text:p>
        </text:list-item>
      </text:list>
      <text:p text:style-name="P17"/>
      <text:p text:style-name="P9">Activities and Interests</text:p>
      <text:list text:style-name="WW8Num3">
        <text:list-item>
          <text:p text:style-name="P18">Cal Linux User Group Member</text:p>
        </text:list-item>
        <text:list-item>
          <text:p text:style-name="P19"><text:span text:style-name="T4">Musician:</text:span><text:span text:style-name="T6"> an accomplished violinist and bass guitarist.</text:span></text:p>
        </text:list-item>
        <text:list-item>
          <text:p text:style-name="P19"><text:span text:style-name="T4">Radio Amateur: </text:span><text:span text:style-name="T5">Licensed radio amateur &amp; m</text:span><text:span text:style-name="T6">ember of the American Radio Relay League.</text:span></text:p>
        </text:list-item>
        <text:list-item>
          <text:p text:style-name="P18">Photographer and Cinematographer</text:p>
        </text:list-item>
      </text:list>
      <text:p text:style-name="P17"/>
      <text:p text:style-name="P9">Honors, Awards, Recognition</text:p>
      <text:list text:style-name="WW8Num4">
        <text:list-item>
          <text:p text:style-name="P20">Yahoo! University Hack Day winner at UC Berkeley.</text:p>
        </text:list-item>
        <text:list-item>
          <text:p text:style-name="P20">Golden Key Club nominee as a student in the top 5% of Berkeley.</text:p>
        </text:list-item>
        <text:list-item>
          <text:p text:style-name="P20">Chancellor’s Honors for outstanding academic achievement at the University of California at Berkeley.</text:p>
        </text:list-item>
        <text:list-item>
          <text:p text:style-name="P20">Gold Medal in Expo for Young Scientists, Electronical Engineering and General Engineering priz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8pt" style:font-name-asian="SimSun" style:font-size-asian="8pt" style:language-asian="zh" style:country-asian="CN" style:font-name-complex="Arial" style:font-size-complex="8pt" text:display="tru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  <style:text-properties style:font-name="Arial" fo:font-size="8pt" style:font-name-asian="SimSun" style:font-size-asian="8pt" style:language-asian="zh" style:country-asian="CN" style:font-name-complex="Arial" style:font-size-complex="8pt" text:display="tru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Default_20_Paragraph_20_Font" style:display-name="Default Paragraph Font" style:family="text"/>
    <style:style style:name="use-case-title" style:family="text" style:parent-style-name="Default_20_Paragraph_20_Font"/>
    <style:style style:name="no-print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min-label-width="0.25in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8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8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8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9846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Niels Joubert</dc:title>
    <meta:initial-creator>Niels Joubert</meta:initial-creator>
    <meta:creation-date>2005-10-07T00:05:00</meta:creation-date>
    <dc:creator>Niels Joubert</dc:creator>
    <dc:date>2006-12-06T10:03:43</dc:date>
    <meta:printed-by>Niels Joubert</meta:printed-by>
    <meta:print-date>2006-12-06T09:43:22</meta:print-date>
    <dc:language>en-US</dc:language>
    <meta:editing-cycles>38</meta:editing-cycles>
    <meta:editing-duration>PT15H4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436" meta:character-count="3226"/>
  </office:meta>
</office:document-meta>
</file>